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Georgia" svg:font-family="Georgia, 'Times        New Roman', Times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318cm" fo:margin-bottom="0.318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.318cm" fo:margin-bottom="0.318cm" fo:text-align="justify" style:justify-single-word="false" fo:orphans="2" fo:widows="2" fo:text-indent="0cm" style:auto-text-indent="false" fo:padding="0cm" fo:border="none"/>
      <style:text-properties style:font-name="Arial1"/>
    </style:style>
    <style:style style:name="T1" style:family="text">
      <style:text-properties fo:font-weight="bold"/>
    </style:style>
    <style:style style:name="T2" style:family="text">
      <style:text-properties style:font-name="Arial1"/>
    </style:style>
    <style:style style:name="T3" style:family="text">
      <style:text-properties style:font-name="Arial1" fo:font-weight="bold"/>
    </style:style>
    <style:style style:name="T4" style:family="text">
      <style:text-properties fo:font-variant="normal" fo:text-transform="none" fo:color="#000000" fo:font-size="12pt" fo:letter-spacing="normal" fo:font-style="normal" fo:font-weight="bold"/>
    </style:style>
    <style:style style:name="T5" style:family="text">
      <style:text-properties fo:font-variant="normal" fo:text-transform="none" fo:color="#000000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Poleć znajomego!</text:span></text:p>
      <text:p text:style-name="P2"><text:span text:style-name="T5">U nas opłaca się rekomendować znajomych lub bliskich!</text:span></text:p>
      <text:p text:style-name="P1">Za każdą poleconą osobę otrzymasz od nas gotówkę! Warto polecać!</text:p>
      <text:p text:style-name="P1">Jeśli polecisz nam osobę, która zostanie zatrudniona u naszego kontrahenta i przepracuje 3 miesiące, otrzymasz od nas bon o wartości <text:span text:style-name="T1">200,00 zł</text:span>, który będziesz mógł zrealizować według własnego uznani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Georgia" svg:font-family="Georgia, 'Times        New Roman', Times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M6S</meta:editing-duration>
    <meta:editing-cycles>3</meta:editing-cycles>
    <meta:generator>OpenOffice.org/3.3$Win32 OpenOffice.org_project/330m20$Build-9567</meta:generator>
    <dc:date>2013-09-11T22:46:54.47</dc:date>
    <meta:document-statistic meta:table-count="0" meta:image-count="0" meta:object-count="0" meta:page-count="1" meta:paragraph-count="4" meta:word-count="49" meta:character-count="333"/>
    <dc:creator>admin admin</dc:creator>
    <meta:user-defined meta:name="Info 1"/>
    <meta:user-defined meta:name="Info 2"/>
    <meta:user-defined meta:name="Info 3"/>
    <meta:user-defined meta:name="Info 4"/>
  </office:meta>
</office:document-meta>
</file>